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시트1" table:style-name="ta1"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laylistite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ylistitem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laylistitemde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aylistitemu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aylist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laylist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ylistu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laylistr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arc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annel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nse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nseci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nsecde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nsecup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deosi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ideosr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ideo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ideosup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Noto Sans CJK JP Regular" fo:font-family="'Noto Sans CJK JP Regular'" style:font-family-generic="swiss" style:font-pitch="variable" style:font-name-asian="Noto Sans CJK JP Regular1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7">0000/00/00</text:date>, <text:time style:data-style-name="N2" text:time-value="16:11:28.158607588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6:09:44.565681685</meta:creation-date>
    <dc:date>2019-06-17T16:21:07.791806873</dc:date>
    <meta:editing-duration>PT10M51S</meta:editing-duration>
    <meta:editing-cycles>5</meta:editing-cycles>
    <meta:generator>LibreOffice/5.1.6.2$Linux_X86_64 LibreOffice_project/10m0$Build-2</meta:generator>
    <meta:document-statistic meta:table-count="1" meta:cell-count="56" meta:object-count="0"/>
  </office:meta>
</office:document-meta>
</file>